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mm"/>
    </style:style>
    <style:style style:name="co2" style:family="table-column">
      <style:table-column-properties fo:break-before="auto" style:column-width="22.03mm"/>
    </style:style>
    <style:style style:name="co3" style:family="table-column">
      <style:table-column-properties fo:break-before="auto" style:column-width="20.28mm"/>
    </style:style>
    <style:style style:name="co4" style:family="table-column">
      <style:table-column-properties fo:break-before="auto" style:column-width="31.43mm"/>
    </style:style>
    <style:style style:name="co5" style:family="table-column">
      <style:table-column-properties fo:break-before="auto" style:column-width="46.53mm"/>
    </style:style>
    <style:style style:name="co6" style:family="table-column">
      <style:table-column-properties fo:break-before="auto" style:column-width="22.77mm"/>
    </style:style>
    <style:style style:name="co7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Expositor</text:p>
          </table:table-cell>
          <table:table-cell table:style-name="ce2" office:value-type="string" calcext:value-type="string">
            <text:p>Posicao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Pulpis Brown P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483" calcext:value-type="float">
            <text:p>106348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019" calcext:value-type="float">
            <text:p>106201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7" calcext:value-type="float">
            <text:p>106219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1361" calcext:value-type="float">
            <text:p>106136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Manila Cinza A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0572" calcext:value-type="float">
            <text:p>108057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3035" calcext:value-type="float">
            <text:p>104303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3" calcext:value-type="float">
            <text:p>106219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13" calcext:value-type="float">
            <text:p>10650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4183" calcext:value-type="float">
            <text:p>106418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0688" calcext:value-type="float">
            <text:p>104068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475" calcext:value-type="float">
            <text:p>106547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0380" calcext:value-type="float">
            <text:p>105038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7619" calcext:value-type="float">
            <text:p>107761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3124" calcext:value-type="float">
            <text:p>107312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6611" calcext:value-type="float">
            <text:p>10866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8" calcext:value-type="float">
            <text:p>106219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689" calcext:value-type="float">
            <text:p>106368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873" calcext:value-type="float">
            <text:p>106287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492" calcext:value-type="float">
            <text:p>106249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Bali Deco Camel Ext – H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0302" calcext:value-type="float">
            <text:p>106030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8143" calcext:value-type="float">
            <text:p>109814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1692" calcext:value-type="float">
            <text:p>109169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969" calcext:value-type="float">
            <text:p>112096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37039" calcext:value-type="float">
            <text:p>103703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947" calcext:value-type="float">
            <text:p>112794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01" calcext:value-type="float">
            <text:p>106500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480" calcext:value-type="float">
            <text:p>104848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1663" calcext:value-type="float">
            <text:p>105166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3" calcext:value-type="float">
            <text:p>10487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2" calcext:value-type="float">
            <text:p>10487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0" calcext:value-type="float">
            <text:p>10487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5685" calcext:value-type="float">
            <text:p>105568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float" office:value="1054855" calcext:value-type="float">
            <text:p>105485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1003" calcext:value-type="float">
            <text:p>106100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7982" calcext:value-type="float">
            <text:p>105798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482" calcext:value-type="float">
            <text:p>112648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115" calcext:value-type="float">
            <text:p>108111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300" calcext:value-type="float">
            <text:p>106330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1822" calcext:value-type="float">
            <text:p>104182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0709" calcext:value-type="float">
            <text:p>104070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876" calcext:value-type="float">
            <text:p>106287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129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204133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40" calcext:value-type="float">
            <text:p>112674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359" calcext:value-type="float">
            <text:p>10623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115" calcext:value-type="float">
            <text:p>112911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0976" calcext:value-type="float">
            <text:p>110097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886" calcext:value-type="float">
            <text:p>111088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257" calcext:value-type="float">
            <text:p>111025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0175" calcext:value-type="float">
            <text:p>113017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0176" calcext:value-type="float">
            <text:p>113017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3889" calcext:value-type="float">
            <text:p>110388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282" calcext:value-type="float">
            <text:p>112628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5014" calcext:value-type="float">
            <text:p>10950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7960" calcext:value-type="float">
            <text:p>108796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4088" calcext:value-type="float">
            <text:p>111408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3977" calcext:value-type="float">
            <text:p>110397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5501" calcext:value-type="float">
            <text:p>110550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7796" calcext:value-type="float">
            <text:p>108779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5016" calcext:value-type="float">
            <text:p>109501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2482" calcext:value-type="float">
            <text:p>108248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07" calcext:value-type="float">
            <text:p>111670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05" calcext:value-type="float">
            <text:p>111670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4620" calcext:value-type="float">
            <text:p>110462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9453" calcext:value-type="float">
            <text:p>10594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22" calcext:value-type="float">
            <text:p>112262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609" calcext:value-type="float">
            <text:p>111060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9127" calcext:value-type="float">
            <text:p>111912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30" calcext:value-type="float">
            <text:p>112263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25" calcext:value-type="float">
            <text:p>112262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20" calcext:value-type="float">
            <text:p>106502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074" calcext:value-type="float">
            <text:p>106307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9273" calcext:value-type="float">
            <text:p>110927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395" calcext:value-type="float">
            <text:p>106539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4783" calcext:value-type="float">
            <text:p>109478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9452" calcext:value-type="float">
            <text:p>105945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13" calcext:value-type="float">
            <text:p>11167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11" calcext:value-type="float">
            <text:p>11167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8406" calcext:value-type="float">
            <text:p>109840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645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800" calcext:value-type="float">
            <text:p>112780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64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013" calcext:value-type="float">
            <text:p>10810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831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0949" calcext:value-type="float">
            <text:p>108094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38" calcext:value-type="float">
            <text:p>112673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6192" calcext:value-type="float">
            <text:p>110619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347" calcext:value-type="float">
            <text:p>111234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744" calcext:value-type="float">
            <text:p>112774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2430" calcext:value-type="float">
            <text:p>109243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9409" calcext:value-type="float">
            <text:p>108940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979" calcext:value-type="float">
            <text:p>112997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8550" calcext:value-type="float">
            <text:p>112855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39" calcext:value-type="float">
            <text:p>112673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994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7187" calcext:value-type="float">
            <text:p>109718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799" calcext:value-type="float">
            <text:p>111079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977" calcext:value-type="float">
            <text:p>112997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00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8534" calcext:value-type="float">
            <text:p>110853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6062624" calcext:value-type="float">
            <text:p>60626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123" calcext:value-type="float">
            <text:p>112612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5372" calcext:value-type="float">
            <text:p>111537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4045" calcext:value-type="float">
            <text:p>111404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46002" calcext:value-type="float">
            <text:p>5046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789" calcext:value-type="float">
            <text:p>112078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7263" calcext:value-type="float">
            <text:p>106726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7819" calcext:value-type="float">
            <text:p>109781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7114" calcext:value-type="float">
            <text:p>10571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6837" calcext:value-type="float">
            <text:p>109683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62565" calcext:value-type="float">
            <text:p>50625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62564" calcext:value-type="float">
            <text:p>50625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67" calcext:value-type="float">
            <text:p>50625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83" calcext:value-type="float">
            <text:p>506258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84" calcext:value-type="float">
            <text:p>506258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5105" calcext:value-type="float">
            <text:p>107510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2117" calcext:value-type="float">
            <text:p>108211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0947" calcext:value-type="float">
            <text:p>106094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Unitá Blank Leve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8764" calcext:value-type="float">
            <text:p>110876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265" calcext:value-type="float">
            <text:p>108126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8573" calcext:value-type="float">
            <text:p>107857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1041" calcext:value-type="float">
            <text:p>109104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512" calcext:value-type="float">
            <text:p>11115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602" calcext:value-type="float">
            <text:p>112060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17" calcext:value-type="float">
            <text:p>111121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13" calcext:value-type="float">
            <text:p>11112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5" calcext:value-type="float">
            <text:p>112979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4421" calcext:value-type="float">
            <text:p>11244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2" calcext:value-type="float">
            <text:p>112979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749" calcext:value-type="float">
            <text:p>111874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910" calcext:value-type="float">
            <text:p>11269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8" calcext:value-type="float">
            <text:p>112979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9" calcext:value-type="float">
            <text:p>112979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613" calcext:value-type="float">
            <text:p>11236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7" calcext:value-type="float">
            <text:p>112979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0409" calcext:value-type="float">
            <text:p>110040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4" calcext:value-type="float">
            <text:p>112979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7107" calcext:value-type="float">
            <text:p>113710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6" calcext:value-type="float">
            <text:p>112979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197" calcext:value-type="float">
            <text:p>111119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05" calcext:value-type="float">
            <text:p>111120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4393" calcext:value-type="float">
            <text:p>112439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06" calcext:value-type="float">
            <text:p>112260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6438" calcext:value-type="float">
            <text:p>108643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362" calcext:value-type="float">
            <text:p>112336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608" calcext:value-type="float">
            <text:p>111260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806" calcext:value-type="float">
            <text:p>112380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310" calcext:value-type="float">
            <text:p>11233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3666" calcext:value-type="float">
            <text:p>111366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5247" calcext:value-type="float">
            <text:p>111524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9" calcext:value-type="float">
            <text:p>111817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673" calcext:value-type="float">
            <text:p>111067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1" calcext:value-type="float">
            <text:p>111817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533" calcext:value-type="float">
            <text:p>111253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3" calcext:value-type="float">
            <text:p>111817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197" calcext:value-type="float">
            <text:p>111119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553" calcext:value-type="float">
            <text:p>11115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7" calcext:value-type="float">
            <text:p>1118177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5" calcext:value-type="float">
            <text:p>111817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2" table:number-rows-repeated="9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27:27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4T14:27:53.202000000</dc:date>
    <meta:editing-duration>PT17M8S</meta:editing-duration>
    <meta:editing-cycles>5</meta:editing-cycles>
    <meta:document-statistic meta:table-count="1" meta:cell-count="821" meta:object-count="0"/>
  </office:meta>
</office:document-meta>
</file>